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ocumen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d_xml</text:p>
          </table:table-cell>
        </table:table-row>
        <table:table-row table:style-name="ro1"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conomic_op</text:p>
          </table:table-cell>
        </table:table-row>
        <table:table-row table:style-name="ro1"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course</text:p>
          </table:table-cell>
        </table:table-row>
        <table:table-row table:style-name="ro1"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has_and_belongs_to_many :contractors</text:p>
          </table:table-cell>
        </table:table-row>
      </table:table>
      <table:table table:name="contractor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able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ble_type</text:p>
          </table:table-cell>
          <table:table-cell table:number-columns-repeated="3"/>
          <table:table-cell office:value-type="string" calcext:value-type="string">
            <text:p>или ОфициальноеНаименование или ПолноеНаименование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as_many :representa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_and_belongs_to_many :docume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longs_to :personable, polymorphic =&gt; true</text:p>
          </table:table-cell>
          <table:table-cell table:number-columns-repeated="4"/>
        </table:table-row>
      </table:table>
      <table:table table:name="representativ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Отношение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1">
          <table:table-cell office:value-type="string" calcext:value-type="string">
            <text:p>contractor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has_many :contact</text:p>
          </table:table-cell>
          <table:table-cell/>
        </table:table-row>
        <table:table-row table:style-name="ro1">
          <table:table-cell office:value-type="string" calcext:value-type="string">
            <text:p>belongs_to :contractor</text:p>
          </table:table-cell>
          <table:table-cell/>
        </table:table-row>
      </table:table>
      <table:table table:name="contractors_docume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contractors_id</text:p>
          </table:table-cell>
        </table:table-row>
        <table:table-row table:style-name="ro1">
          <table:table-cell office:value-type="string" calcext:value-type="string">
            <text:p>document_i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d: false</text:p>
          </table:table-cell>
        </table:table-row>
      </table:table>
      <table:table table:name="contac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representative_i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belongs_to :representative</text:p>
          </table:table-cell>
        </table:table-row>
      </table:table>
      <table:table table:name="physical person" table:style-name="ta1"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ull_name</text:p>
          </table:table-cell>
          <table:table-cell office:value-type="string" calcext:value-type="string">
            <text:p>полное наименование</text:p>
          </table:table-cell>
        </table:table-row>
        <table:table-row table:style-name="ro1">
          <table:table-cell office:value-type="string" calcext:value-type="string">
            <text:p>appeal</text:p>
          </table:table-cell>
          <table:table-cell office:value-type="string" calcext:value-type="string">
            <text:p>Обращение</text:p>
          </table:table-cell>
        </table:table-row>
        <table:table-row table:style-name="ro1">
          <table:table-cell office:value-type="string" calcext:value-type="string">
            <text:p>last_name</text:p>
          </table:table-cell>
          <table:table-cell/>
        </table:table-row>
        <table:table-row table:style-name="ro1">
          <table:table-cell office:value-type="string" calcext:value-type="string">
            <text:p>first_name</text:p>
          </table:table-cell>
          <table:table-cell/>
        </table:table-row>
        <table:table-row table:style-name="ro1">
          <table:table-cell office:value-type="string" calcext:value-type="string">
            <text:p>patronymic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 office:value-type="string" calcext:value-type="string">
            <text:p>date_birth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2">
          <table:table-cell office:value-type="string" calcext:value-type="string">
            <text:p>identity_card_id</text:p>
          </table:table-cell>
          <table:table-cell office:value-type="string" calcext:value-type="string">
            <text:p>Удостоверение личности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ПолноеНаименование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s_many :contractor, as =&gt; :personable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belongs_to :identity_card</text:p>
          </table:table-cell>
          <table:table-cell/>
        </table:table-row>
      </table:table>
      <table:table table:name="legal entity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icial_name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1">
          <table:table-cell office:value-type="string" calcext:value-type="string">
            <text:p>inn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/>
        </table:table-row>
        <table:table-row table:style-name="ro1">
          <table:table-cell office:value-type="string" calcext:value-type="string">
            <text:p>egrpo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s_many :contactor, as =&gt; :personable</text:p>
          </table:table-cell>
          <table:table-cell/>
        </table:table-row>
      </table:table>
      <table:table table:name="identity_card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hysical_person_id</text:p>
          </table:table-cell>
          <table:table-cell/>
        </table:table-row>
        <table:table-row table:style-name="ro1">
          <table:table-cell office:value-type="string" calcext:value-type="string">
            <text:p>type_document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issue_date</text:p>
          </table:table-cell>
          <table:table-cell office:value-type="string" calcext:value-type="string">
            <text:p>Дата выдачи</text:p>
          </table:table-cell>
        </table:table-row>
        <table:table-row table:style-name="ro1">
          <table:table-cell office:value-type="string" calcext:value-type="string">
            <text:p>issued_by</text:p>
          </table:table-cell>
          <table:table-cell office:value-type="string" calcext:value-type="string">
            <text:p>Кем выдан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belongs_to :physical_pers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7-06T16:01:57.682446869</meta:creation-date>
    <meta:generator>LibreOffice/5.0.3.2$Linux_X86_64 LibreOffice_project/00m0$Build-2</meta:generator>
    <dc:date>2016-07-06T18:30:26.613670458</dc:date>
    <dc:creator>Artem </dc:creator>
    <meta:editing-duration>PT1H57M51S</meta:editing-duration>
    <meta:editing-cycles>37</meta:editing-cycles>
    <meta:document-statistic meta:table-count="8" meta:cell-count="140" meta:object-count="0"/>
  </office:meta>
</office:document-meta>
</file>